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71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ustralia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 table:style-name="ce1"/>
          <table:table-cell table:style-name="ce3" office:value-type="string" calcext:value-type="string">
            <text:p>Queries</text:p>
          </table:table-cell>
          <table:table-cell table:style-name="ce3" office:value-type="string" calcext:value-type="string">
            <text:p>Clicks</text:p>
          </table:table-cell>
          <table:table-cell table:style-name="ce3" office:value-type="string" calcext:value-type="string">
            <text:p>Impressions</text:p>
          </table:table-cell>
          <table:table-cell table:style-name="ce3" office:value-type="string" calcext:value-type="string">
            <text:p>Posi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ndmaster whirlybird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ndmaster roof v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roo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hirlybird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whirlybird installation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hirlybird instal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what colours go with terracotta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ley gutters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lley flashing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ent faulkner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 roofing 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 nsw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 hom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 bed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ber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iled roof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iled roof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tile roof valley flashing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le roof maintenance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.2" calcext:value-type="float">
            <text:p>82.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ile roof flash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erracotta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erracotta roof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erracotta ridge capp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erracotta product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erracotta gutt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.p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ydney wide metal roofing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ydney roofing servic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ydney roofing repai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ydney roofing company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dney roofer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dney roof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ydney roof repairs 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ydney roof repair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ydney re roofing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trata management job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orm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torm damage roof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neaky possum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late tile roofing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late tile roof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late shingle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late roofing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late roof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late roof repair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late roof maintenance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fework nsw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yde plumb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ofs repai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oofs or roove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finh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ofing.com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ofing.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oofing west ryde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ofing vall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oofing sydney 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oofing standards austral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oofing specialists sydney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oofing specialist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ofing specialist sydney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oofing solution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roofing services sydney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oofing services nsw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oofing servic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roofing service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ofing ryde 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oofing replacement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oofing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oofing repair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ofing repairs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.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oofing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oofing repair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.4" calcext:value-type="float">
            <text:p>35.4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roofing or flooring exper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ofing nsw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oofing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roofing north ryd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oofing memb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oofing meadowbank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roofing material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.3" calcext:value-type="float">
            <text:p>68.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roofing maintenance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oofing instal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oofing galler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roofing contractors sydney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roofing contracto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roofing contractor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roofing company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oofing compan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roofing companie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ofing </text:p>
          </table:table-cell>
          <table:table-cell office:value-type="float" office:value="10" calcext:value-type="float">
            <text:p>10</text:p>
          </table:table-cell>
          <table:table-cell office:value-type="float" office:value="958" calcext:value-type="float">
            <text:p>958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ofi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oofers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oofers public liabilit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oof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ofer.com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ofer sydney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ofer repai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roofer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oof venti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of valley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intenenc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mcgrath property management lower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echanics west ryd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etal roo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etal roofing contractors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etal roofing vall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inor roof repai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ssing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onier concrete product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onier concrete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onier concrete tile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onier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onier roof til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onier roof tile colour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onier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.3" calcext:value-type="float">
            <text:p>75.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onier roof tiles colo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monier roof tile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onier roo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onier roofing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monier terracotta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ier til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onier tile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ew roof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ew roof installation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ew roof north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new roof sydney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ew roofing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ew roof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nsw builders licenc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erspex roofing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.4" calcext:value-type="float">
            <text:p>24.4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lastic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lumber east ryde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umber ryde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lumber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ointing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olycarbonate ridge capp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olycarbonate roof repai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olycarbonate roofing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olycarbonate roofing pric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polycarbonate roofing rozelle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polycarbonate roofing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.7" calcext:value-type="float">
            <text:p>29.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polycarbonate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ethylen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possum in roof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ossum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propertyiq stra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ray white gladesvill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e be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 roof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 roofing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re roofing sydney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-be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-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pair roof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pair roofing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pair the roof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pairs roof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.3" calcext:value-type="float">
            <text:p>76.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replace downpipe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place gutt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eplace roof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.9" calcext:value-type="float">
            <text:p>49.9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replace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replace tile roof with colorbon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replacement gutters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.7" calcext:value-type="float">
            <text:p>62.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replacement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replacement roofing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replacement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roofing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reroofing company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residential roof repair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esidential roof repairs brisban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.5" calcext:value-type="float">
            <text:p>55.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residential roofing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residential roofing solution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idge cap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ridge capping c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idge capping company perth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ridge capping repairs adelaid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ridge capping repairs perth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ridge capping services perth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ridge capping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idge cap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idge roofing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idge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idgecap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of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oof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roof barrier protec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roof capping repair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roof contractor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roof contractors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roof damage repair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oof exper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oof fi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oof fixing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roof flashing product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roof flashing prof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roof flashing repai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roof flashing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2.1" calcext:value-type="float">
            <text:p>32.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roof flashing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of flashings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oof gabl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oof gutter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oof inspection sydney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.3" calcext:value-type="float">
            <text:p>34.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roof installation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8.1" calcext:value-type="float">
            <text:p>18.1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roof installation sydney 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roof installers near m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oof leak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oof leak repair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.7" calcext:value-type="float">
            <text:p>57.7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roof leak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roof leak repair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roof leak repairs sydney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4.9" calcext:value-type="float">
            <text:p>54.9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roof leak sydney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oof leaking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roof leaking repair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oof leaks 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roof leaks sydney 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.9" calcext:value-type="float">
            <text:p>66.9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roof maintenance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.8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roof maintenance sydney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oof or roof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oof plumb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oof repair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roof repair alexandr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roof repair chatswoo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roof repair company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.4" calcext:value-type="float">
            <text:p>41.4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roof repair company perth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roof repair in sydney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.8" calcext:value-type="float">
            <text:p>49.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roof repair service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roof repair servic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roof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oof repairer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oof repair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oof repairs 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roof repairs and maintenanc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roof repairs melbourne eas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roof repairs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roof repairs ryd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roof repairs sydney 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roof repairs sydney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roof repairs sydney review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roof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.2" calcext:value-type="float">
            <text:p>19.2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roof replacement servic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roof replacement sydney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roof replacement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roof restoration sydney west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roof restoration west ryde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oof ridg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of ridge cap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oof roo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of servic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roof services sydney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oof specialis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oof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roof tile bedding mort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roof tile point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roof tile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oof tile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roof tiler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roof tiles or colorbon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roof tiling job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roof tiling north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roof tiling sydney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oof vall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roof valley repair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roof valley seal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oof valley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oof venti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roofer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oofer repai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oofer sydney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oofer.com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oof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roofers public liabilit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oofers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oofi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oofing </text:p>
          </table:table-cell>
          <table:table-cell office:value-type="float" office:value="10" calcext:value-type="float">
            <text:p>10</text:p>
          </table:table-cell>
          <table:table-cell office:value-type="float" office:value="958" calcext:value-type="float">
            <text:p>958</text:p>
          </table:table-cell>
          <table:table-cell office:value-type="float" office:value="26.7" calcext:value-type="float">
            <text:p>26.7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roofing companies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roofing compan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roofing company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roofing contractor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roofing contracto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roofing contractors sydney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roofing galler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roofing instal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oofing maintenance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roofing material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.3" calcext:value-type="float">
            <text:p>68.3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oofing meadowbank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oofing memb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oofing north ryde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oofing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oofing nsw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roofing or flooring exper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oofing repair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roofing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oofing repairs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.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roofing repair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roofing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roofing replacement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oofing ryde 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roofing service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roofing servic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gutters and roof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echanics west ryd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p nsw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epair roofing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oof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terracotta roof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guttering colou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ix roof sydney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oof fixing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5" calcext:value-type="float">
            <text:p>31.5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roofing contractors sydney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oofer.com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roofer north sho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e be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oof repairer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hite roo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tiled roof repair sydney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roofing specialist sydney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imber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how to install flashing on a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gutters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oofing repair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-be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whirlybird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roof installers near m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colorbond flashing prof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orm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install colorbond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olycarbonate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roken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windmaster roof vent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epair roof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roofing materials sydney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colorbond guttering colours 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0.7" calcext:value-type="float">
            <text:p>50.7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roof repairs sydney review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roof repair company perth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sydney roofing servic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lumber ryde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ridge capping company perth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roof venti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leaking roof repairs canber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roof leaking repair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windmaster whirlybird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monier roof tiles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.3" calcext:value-type="float">
            <text:p>75.3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whirlybird instal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roof restoration west ryde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of fi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roof repairs sydney 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roof flashing repai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how to install a whirlybird on a metal roof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roofing replacement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of leak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gutters and roof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re roofing sydney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monier roof tile colour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roof repair alexandr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what colours go with terracotta tile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roof valley seal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roofing service sydne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roof flashing products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leaf installation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long life roofing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roof replacement sydney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fix leaking roof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roofing company sydney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.5" calcext:value-type="float">
            <text:p>67.5</text:p>
          </table:table-cell>
        </table:table-row>
      </table:table>
      <table:table table:name="Worldwide" table:style-name="ta1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9" table:default-cell-style-name="ce6"/>
        <table:table-row table:style-name="ro6"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Queries</text:p>
          </table:table-cell>
          <table:table-cell table:style-name="ce4" office:value-type="string" calcext:value-type="string">
            <text:p>Clicks</text:p>
          </table:table-cell>
          <table:table-cell table:style-name="ce4" office:value-type="string" calcext:value-type="string">
            <text:p>Impressions</text:p>
          </table:table-cell>
          <table:table-cell table:style-name="ce4" office:value-type="string" calcext:value-type="string">
            <text:p>Position</text:p>
          </table:table-cell>
          <table:table-cell table:number-columns-repeated="1019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​leaking roof repairs sydney​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4.8" calcext:value-type="float">
            <text:p>64.8</text:p>
          </table:table-cell>
          <table:table-cell table:number-columns-repeated="1019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ww tp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9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indmaster whirlybird pri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.5" calcext:value-type="float">
            <text:p>31.5</text:p>
          </table:table-cell>
          <table:table-cell table:number-columns-repeated="1019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windmaster whirlybird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9.8" calcext:value-type="float">
            <text:p>49.8</text:p>
          </table:table-cell>
          <table:table-cell table:number-columns-repeated="1019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windmaster roof v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0.4" calcext:value-type="float">
            <text:p>90.4</text:p>
          </table:table-cell>
          <table:table-cell table:number-columns-repeated="1019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wide plastic gutter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019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white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019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whirlybirds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whirlybirds installatio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1.1" calcext:value-type="float">
            <text:p>71.1</text:p>
          </table:table-cell>
          <table:table-cell table:number-columns-repeated="1019"/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hirlybird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whirlybird roof ventilato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9.4" calcext:value-type="float">
            <text:p>99.4</text:p>
          </table:table-cell>
          <table:table-cell table:number-columns-repeated="1019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whirlybird roof ventilatio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.1" calcext:value-type="float">
            <text:p>55.1</text:p>
          </table:table-cell>
          <table:table-cell table:number-columns-repeated="1019"/>
        </table:table-row>
        <table:table-row table:style-name="ro6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whirlybird replacem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6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whirlybird installation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9.7" calcext:value-type="float">
            <text:p>69.7</text:p>
          </table:table-cell>
          <table:table-cell table:number-columns-repeated="1019"/>
        </table:table-row>
        <table:table-row table:style-name="ro6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whirlybird installatio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2.6" calcext:value-type="float">
            <text:p>82.6</text:p>
          </table:table-cell>
          <table:table-cell table:number-columns-repeated="1019"/>
        </table:table-row>
        <table:table-row table:style-name="ro6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which roofe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019"/>
        </table:table-row>
        <table:table-row table:style-name="ro6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when to replace gutte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019"/>
        </table:table-row>
        <table:table-row table:style-name="ro6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what is roof maintenan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3.3" calcext:value-type="float">
            <text:p>63.3</text:p>
          </table:table-cell>
          <table:table-cell table:number-columns-repeated="1019"/>
        </table:table-row>
        <table:table-row table:style-name="ro6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what is roof flashing made 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9"/>
        </table:table-row>
        <table:table-row table:style-name="ro6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hat is roof capp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019"/>
        </table:table-row>
        <table:table-row table:style-name="ro6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what is a roof ridg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9"/>
        </table:table-row>
        <table:table-row table:style-name="ro6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what is a ridge cap on a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4.5" calcext:value-type="float">
            <text:p>34.5</text:p>
          </table:table-cell>
          <table:table-cell table:number-columns-repeated="1019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what is a ridge cap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019"/>
        </table:table-row>
        <table:table-row table:style-name="ro6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what colours go with terracotta ti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019"/>
        </table:table-row>
        <table:table-row table:style-name="ro7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what colour goes with terracotta roof ti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9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water leak 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019"/>
        </table:table-row>
        <table:table-row table:style-name="ro6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water damage 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3.5" calcext:value-type="float">
            <text:p>73.5</text:p>
          </table:table-cell>
          <table:table-cell table:number-columns-repeated="1019"/>
        </table:table-row>
        <table:table-row table:style-name="ro6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ventilation repai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019"/>
        </table:table-row>
        <table:table-row table:style-name="ro6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valley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0.3" calcext:value-type="float">
            <text:p>90.3</text:p>
          </table:table-cell>
          <table:table-cell table:number-columns-repeated="1019"/>
        </table:table-row>
        <table:table-row table:style-name="ro6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lley gutters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.3" calcext:value-type="float">
            <text:p>25.3</text:p>
          </table:table-cell>
          <table:table-cell table:number-columns-repeated="1019"/>
        </table:table-row>
        <table:table-row table:style-name="ro6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valley gutter flash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6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valley flashing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019"/>
        </table:table-row>
        <table:table-row table:style-name="ro6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valley flashing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9"/>
        </table:table-row>
        <table:table-row table:style-name="ro6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used monier roof tiles for sal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019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under the gabl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.5" calcext:value-type="float">
            <text:p>16.5</text:p>
          </table:table-cell>
          <table:table-cell table:number-columns-repeated="1019"/>
        </table:table-row>
        <table:table-row table:style-name="ro6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trent faulkne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9"/>
        </table:table-row>
        <table:table-row table:style-name="ro6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transparent roofing solution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019"/>
        </table:table-row>
        <table:table-row table:style-name="ro6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p ti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6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tp tiled galler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.6" calcext:value-type="float">
            <text:p>11.6</text:p>
          </table:table-cell>
          <table:table-cell table:number-columns-repeated="1019"/>
        </table:table-row>
        <table:table-row table:style-name="ro6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tp solution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019"/>
        </table:table-row>
        <table:table-row table:style-name="ro6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tp scree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6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p roofing 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19"/>
        </table:table-row>
        <table:table-row table:style-name="ro6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tp product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6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tp nsw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19"/>
        </table:table-row>
        <table:table-row table:style-name="ro6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tp maintenan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9"/>
        </table:table-row>
        <table:table-row table:style-name="ro6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tp link flaxi from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3.3" calcext:value-type="float">
            <text:p>73.3</text:p>
          </table:table-cell>
          <table:table-cell table:number-columns-repeated="1019"/>
        </table:table-row>
        <table:table-row table:style-name="ro6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tp hom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019"/>
        </table:table-row>
        <table:table-row table:style-name="ro6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tp galler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19"/>
        </table:table-row>
        <table:table-row table:style-name="ro6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tp bed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.3" calcext:value-type="float">
            <text:p>9.3</text:p>
          </table:table-cell>
          <table:table-cell table:number-columns-repeated="1019"/>
        </table:table-row>
        <table:table-row table:style-name="ro6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p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.3" calcext:value-type="float">
            <text:p>33.3</text:p>
          </table:table-cell>
          <table:table-cell table:number-columns-repeated="1019"/>
        </table:table-row>
        <table:table-row table:style-name="ro6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timber ti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19"/>
        </table:table-row>
        <table:table-row table:style-name="ro6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tiles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6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tiled roof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019"/>
        </table:table-row>
        <table:table-row table:style-name="ro6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tiled roof replacem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8" calcext:value-type="float">
            <text:p>248</text:p>
          </table:table-cell>
          <table:table-cell table:number-columns-repeated="1019"/>
        </table:table-row>
        <table:table-row table:style-name="ro6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tiled roof repair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3.8" calcext:value-type="float">
            <text:p>83.8</text:p>
          </table:table-cell>
          <table:table-cell table:number-columns-repeated="1019"/>
        </table:table-row>
        <table:table-row table:style-name="ro6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ile roofing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tile roofing product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019"/>
        </table:table-row>
        <table:table-row table:style-name="ro6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tile roof weep ho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2.6" calcext:value-type="float">
            <text:p>32.6</text:p>
          </table:table-cell>
          <table:table-cell table:number-columns-repeated="1019"/>
        </table:table-row>
        <table:table-row table:style-name="ro6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tile roof valley flashing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.6" calcext:value-type="float">
            <text:p>35.6</text:p>
          </table:table-cell>
          <table:table-cell table:number-columns-repeated="1019"/>
        </table:table-row>
        <table:table-row table:style-name="ro6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tile roof vall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9"/>
        </table:table-row>
        <table:table-row table:style-name="ro6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tile roof ridge cap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9.3" calcext:value-type="float">
            <text:p>39.3</text:p>
          </table:table-cell>
          <table:table-cell table:number-columns-repeated="1019"/>
        </table:table-row>
        <table:table-row table:style-name="ro6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tile 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019"/>
        </table:table-row>
        <table:table-row table:style-name="ro6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tile roof maintenan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3.7" calcext:value-type="float">
            <text:p>83.7</text:p>
          </table:table-cell>
          <table:table-cell table:number-columns-repeated="1019"/>
        </table:table-row>
        <table:table-row table:style-name="ro6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ile roof leak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1.7" calcext:value-type="float">
            <text:p>81.7</text:p>
          </table:table-cell>
          <table:table-cell table:number-columns-repeated="1019"/>
        </table:table-row>
        <table:table-row table:style-name="ro6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tile roof leak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8.9" calcext:value-type="float">
            <text:p>78.9</text:p>
          </table:table-cell>
          <table:table-cell table:number-columns-repeated="1019"/>
        </table:table-row>
        <table:table-row table:style-name="ro6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tile roof flashing installatio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7.7" calcext:value-type="float">
            <text:p>27.7</text:p>
          </table:table-cell>
          <table:table-cell table:number-columns-repeated="1019"/>
        </table:table-row>
        <table:table-row table:style-name="ro6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tile roof flash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4.3" calcext:value-type="float">
            <text:p>84.3</text:p>
          </table:table-cell>
          <table:table-cell table:number-columns-repeated="1019"/>
        </table:table-row>
        <table:table-row table:style-name="ro6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tile ridge capp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9"/>
        </table:table-row>
        <table:table-row table:style-name="ro6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ile point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9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ile cap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019"/>
        </table:table-row>
        <table:table-row table:style-name="ro6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the roof leak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019"/>
        </table:table-row>
        <table:table-row table:style-name="ro6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terracotta roof tiles installatio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0.7" calcext:value-type="float">
            <text:p>90.7</text:p>
          </table:table-cell>
          <table:table-cell table:number-columns-repeated="1019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terracotta roof ti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9.3" calcext:value-type="float">
            <text:p>159.3</text:p>
          </table:table-cell>
          <table:table-cell table:number-columns-repeated="1019"/>
        </table:table-row>
        <table:table-row table:style-name="ro6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terracotta roof replacem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7.3" calcext:value-type="float">
            <text:p>37.3</text:p>
          </table:table-cell>
          <table:table-cell table:number-columns-repeated="1019"/>
        </table:table-row>
        <table:table-row table:style-name="ro6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erracotta roof cap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6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terracotta ridge til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terracotta ridge cap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6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terracotta ridge capp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8.8" calcext:value-type="float">
            <text:p>28.8</text:p>
          </table:table-cell>
          <table:table-cell table:number-columns-repeated="1019"/>
        </table:table-row>
        <table:table-row table:style-name="ro6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terracotta product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terracotta pipe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19"/>
        </table:table-row>
        <table:table-row table:style-name="ro6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terracotta gutte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terracotta bedd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019"/>
        </table:table-row>
        <table:table-row table:style-name="ro6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temporary gutte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9"/>
        </table:table-row>
        <table:table-row table:style-name="ro6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t.p.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6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t p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1019"/>
        </table:table-row>
        <table:table-row table:style-name="ro6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sydney wide metal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7.3" calcext:value-type="float">
            <text:p>37.3</text:p>
          </table:table-cell>
          <table:table-cell table:number-columns-repeated="1019"/>
        </table:table-row>
        <table:table-row table:style-name="ro6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sydney slate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4.1" calcext:value-type="float">
            <text:p>74.1</text:p>
          </table:table-cell>
          <table:table-cell table:number-columns-repeated="1019"/>
        </table:table-row>
        <table:table-row table:style-name="ro6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sydney roofing servic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1019"/>
        </table:table-row>
        <table:table-row table:style-name="ro6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sydney roofing repai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5.2" calcext:value-type="float">
            <text:p>95.2</text:p>
          </table:table-cell>
          <table:table-cell table:number-columns-repeated="1019"/>
        </table:table-row>
        <table:table-row table:style-name="ro6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sydney roofing lead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019"/>
        </table:table-row>
        <table:table-row table:style-name="ro6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sydney roofing compan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5.6" calcext:value-type="float">
            <text:p>75.6</text:p>
          </table:table-cell>
          <table:table-cell table:number-columns-repeated="1019"/>
        </table:table-row>
        <table:table-row table:style-name="ro6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sydney roofe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7.9" calcext:value-type="float">
            <text:p>87.9</text:p>
          </table:table-cell>
          <table:table-cell table:number-columns-repeated="1019"/>
        </table:table-row>
        <table:table-row table:style-name="ro6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sydney roofe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3.2" calcext:value-type="float">
            <text:p>53.2</text:p>
          </table:table-cell>
          <table:table-cell table:number-columns-repeated="1019"/>
        </table:table-row>
        <table:table-row table:style-name="ro6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sydney roof replacement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7.2" calcext:value-type="float">
            <text:p>47.2</text:p>
          </table:table-cell>
          <table:table-cell table:number-columns-repeated="1019"/>
        </table:table-row>
        <table:table-row table:style-name="ro6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sydney roof replacem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4.2" calcext:value-type="float">
            <text:p>54.2</text:p>
          </table:table-cell>
          <table:table-cell table:number-columns-repeated="1019"/>
        </table:table-row>
        <table:table-row table:style-name="ro6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sydney roof repai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79.7" calcext:value-type="float">
            <text:p>79.7</text:p>
          </table:table-cell>
          <table:table-cell table:number-columns-repeated="1019"/>
        </table:table-row>
        <table:table-row table:style-name="ro6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sydney 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3.4" calcext:value-type="float">
            <text:p>63.4</text:p>
          </table:table-cell>
          <table:table-cell table:number-columns-repeated="1019"/>
        </table:table-row>
        <table:table-row table:style-name="ro6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sydney re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2.5" calcext:value-type="float">
            <text:p>92.5</text:p>
          </table:table-cell>
          <table:table-cell table:number-columns-repeated="1019"/>
        </table:table-row>
        <table:table-row table:style-name="ro6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sydney re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1.1" calcext:value-type="float">
            <text:p>61.1</text:p>
          </table:table-cell>
          <table:table-cell table:number-columns-repeated="1019"/>
        </table:table-row>
        <table:table-row table:style-name="ro6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sydney copper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019"/>
        </table:table-row>
        <table:table-row table:style-name="ro6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sun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6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strata managers ryd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3.3" calcext:value-type="float">
            <text:p>73.3</text:p>
          </table:table-cell>
          <table:table-cell table:number-columns-repeated="1019"/>
        </table:table-row>
        <table:table-row table:style-name="ro6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strata managers lane cov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1.4" calcext:value-type="float">
            <text:p>81.4</text:p>
          </table:table-cell>
          <table:table-cell table:number-columns-repeated="1019"/>
        </table:table-row>
        <table:table-row table:style-name="ro6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strata manager job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019"/>
        </table:table-row>
        <table:table-row table:style-name="ro6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strata management ryd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0.6" calcext:value-type="float">
            <text:p>80.6</text:p>
          </table:table-cell>
          <table:table-cell table:number-columns-repeated="1019"/>
        </table:table-row>
        <table:table-row table:style-name="ro6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strata management job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019"/>
        </table:table-row>
        <table:table-row table:style-name="ro6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storm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6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storm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19"/>
        </table:table-row>
        <table:table-row table:style-name="ro6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storm damaged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storm damage roof replacem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storm damage 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1019"/>
        </table:table-row>
        <table:table-row table:style-name="ro6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storm damage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.5" calcext:value-type="float">
            <text:p>14.5</text:p>
          </table:table-cell>
          <table:table-cell table:number-columns-repeated="1019"/>
        </table:table-row>
        <table:table-row table:style-name="ro6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storm damage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019"/>
        </table:table-row>
        <table:table-row table:style-name="ro6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stoddart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019"/>
        </table:table-row>
        <table:table-row table:style-name="ro6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steel roof vall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4.5" calcext:value-type="float">
            <text:p>94.5</text:p>
          </table:table-cell>
          <table:table-cell table:number-columns-repeated="1019"/>
        </table:table-row>
        <table:table-row table:style-name="ro6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sneaky possum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019"/>
        </table:table-row>
        <table:table-row table:style-name="ro6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small whirlybird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.5" calcext:value-type="float">
            <text:p>45.5</text:p>
          </table:table-cell>
          <table:table-cell table:number-columns-repeated="1019"/>
        </table:table-row>
        <table:table-row table:style-name="ro6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small roof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019"/>
        </table:table-row>
        <table:table-row table:style-name="ro6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small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slipped roof til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0.5" calcext:value-type="float">
            <text:p>90.5</text:p>
          </table:table-cell>
          <table:table-cell table:number-columns-repeated="1019"/>
        </table:table-row>
        <table:table-row table:style-name="ro6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late tile roofing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.5" calcext:value-type="float">
            <text:p>81.5</text:p>
          </table:table-cell>
          <table:table-cell table:number-columns-repeated="1019"/>
        </table:table-row>
        <table:table-row table:style-name="ro6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late tile roof repair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0.5" calcext:value-type="float">
            <text:p>70.5</text:p>
          </table:table-cell>
          <table:table-cell table:number-columns-repeated="1019"/>
        </table:table-row>
        <table:table-row table:style-name="ro6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slate shingle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7.4" calcext:value-type="float">
            <text:p>77.4</text:p>
          </table:table-cell>
          <table:table-cell table:number-columns-repeated="1019"/>
        </table:table-row>
        <table:table-row table:style-name="ro6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slate roofing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.7" calcext:value-type="float">
            <text:p>72.7</text:p>
          </table:table-cell>
          <table:table-cell table:number-columns-repeated="1019"/>
        </table:table-row>
        <table:table-row table:style-name="ro6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slate roofing servic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slate roofing repair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7.2" calcext:value-type="float">
            <text:p>67.2</text:p>
          </table:table-cell>
          <table:table-cell table:number-columns-repeated="1019"/>
        </table:table-row>
        <table:table-row table:style-name="ro6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slate roofing in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0.2" calcext:value-type="float">
            <text:p>70.2</text:p>
          </table:table-cell>
          <table:table-cell table:number-columns-repeated="1019"/>
        </table:table-row>
        <table:table-row table:style-name="ro6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slate roofing company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8.5" calcext:value-type="float">
            <text:p>48.5</text:p>
          </table:table-cell>
          <table:table-cell table:number-columns-repeated="1019"/>
        </table:table-row>
        <table:table-row table:style-name="ro6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slate roofing australia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4.5" calcext:value-type="float">
            <text:p>94.5</text:p>
          </table:table-cell>
          <table:table-cell table:number-columns-repeated="1019"/>
        </table:table-row>
        <table:table-row table:style-name="ro6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slate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3.3" calcext:value-type="float">
            <text:p>103.3</text:p>
          </table:table-cell>
          <table:table-cell table:number-columns-repeated="1019"/>
        </table:table-row>
        <table:table-row table:style-name="ro6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slate roofer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8.8" calcext:value-type="float">
            <text:p>68.8</text:p>
          </table:table-cell>
          <table:table-cell table:number-columns-repeated="1019"/>
        </table:table-row>
        <table:table-row table:style-name="ro6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slate roofer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019"/>
        </table:table-row>
        <table:table-row table:style-name="ro6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slate roof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8.8" calcext:value-type="float">
            <text:p>68.8</text:p>
          </table:table-cell>
          <table:table-cell table:number-columns-repeated="1019"/>
        </table:table-row>
        <table:table-row table:style-name="ro6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slate roof restoration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4.8" calcext:value-type="float">
            <text:p>44.8</text:p>
          </table:table-cell>
          <table:table-cell table:number-columns-repeated="1019"/>
        </table:table-row>
        <table:table-row table:style-name="ro6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slate roof repair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6.6" calcext:value-type="float">
            <text:p>66.6</text:p>
          </table:table-cell>
          <table:table-cell table:number-columns-repeated="1019"/>
        </table:table-row>
        <table:table-row table:style-name="ro6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slate roof repai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019"/>
        </table:table-row>
        <table:table-row table:style-name="ro6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slate roof repair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4.5" calcext:value-type="float">
            <text:p>84.5</text:p>
          </table:table-cell>
          <table:table-cell table:number-columns-repeated="1019"/>
        </table:table-row>
        <table:table-row table:style-name="ro6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slate roof maintenan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5.2" calcext:value-type="float">
            <text:p>95.2</text:p>
          </table:table-cell>
          <table:table-cell table:number-columns-repeated="1019"/>
        </table:table-row>
        <table:table-row table:style-name="ro6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slate repair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019"/>
        </table:table-row>
        <table:table-row table:style-name="ro6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skylight flashing kits for metal roof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019"/>
        </table:table-row>
        <table:table-row table:style-name="ro6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shingle roof australia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7.5" calcext:value-type="float">
            <text:p>97.5</text:p>
          </table:table-cell>
          <table:table-cell table:number-columns-repeated="1019"/>
        </table:table-row>
        <table:table-row table:style-name="ro6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service roofing compan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019"/>
        </table:table-row>
        <table:table-row table:style-name="ro6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secure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019"/>
        </table:table-row>
        <table:table-row table:style-name="ro6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seal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019"/>
        </table:table-row>
        <table:table-row table:style-name="ro6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screen roof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9"/>
        </table:table-row>
        <table:table-row table:style-name="ro6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safework nsw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4.5" calcext:value-type="float">
            <text:p>74.5</text:p>
          </table:table-cell>
          <table:table-cell table:number-columns-repeated="1019"/>
        </table:table-row>
        <table:table-row table:style-name="ro6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ryde plumbe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8.3" calcext:value-type="float">
            <text:p>88.3</text:p>
          </table:table-cell>
          <table:table-cell table:number-columns-repeated="1019"/>
        </table:table-row>
        <table:table-row table:style-name="ro6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ryde estate ag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019"/>
        </table:table-row>
        <table:table-row table:style-name="ro6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rusted metal roofing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9"/>
        </table:table-row>
        <table:table-row table:style-name="ro6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rooftop repairs &amp; maintenan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6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roofs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6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roofs or roov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9.5" calcext:value-type="float">
            <text:p>49.5</text:p>
          </table:table-cell>
          <table:table-cell table:number-columns-repeated="1019"/>
        </table:table-row>
        <table:table-row table:style-name="ro6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roofs are u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019"/>
        </table:table-row>
        <table:table-row table:style-name="ro6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roofinh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6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roofing.com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roofing.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7" calcext:value-type="float">
            <text:p>8.7</text:p>
          </table:table-cell>
          <table:table-cell table:number-columns-repeated="1019"/>
        </table:table-row>
        <table:table-row table:style-name="ro6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roofing,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8.3" calcext:value-type="float">
            <text:p>28.3</text:p>
          </table:table-cell>
          <table:table-cell table:number-columns-repeated="1019"/>
        </table:table-row>
        <table:table-row table:style-name="ro6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roofing west ryd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19"/>
        </table:table-row>
        <table:table-row table:style-name="ro6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roofing ventilatio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3" calcext:value-type="float">
            <text:p>193</text:p>
          </table:table-cell>
          <table:table-cell table:number-columns-repeated="1019"/>
        </table:table-row>
        <table:table-row table:style-name="ro6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roofing vent cap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6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roofing vall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6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roofing tradesmen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1.2" calcext:value-type="float">
            <text:p>41.2</text:p>
          </table:table-cell>
          <table:table-cell table:number-columns-repeated="1019"/>
        </table:table-row>
        <table:table-row table:style-name="ro6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roofing testimonial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9"/>
        </table:table-row>
        <table:table-row table:style-name="ro6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roofing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68.8" calcext:value-type="float">
            <text:p>68.8</text:p>
          </table:table-cell>
          <table:table-cell table:number-columns-repeated="1019"/>
        </table:table-row>
        <table:table-row table:style-name="ro6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roofing standards australia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019"/>
        </table:table-row>
        <table:table-row table:style-name="ro6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roofing specialist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0.2" calcext:value-type="float">
            <text:p>40.2</text:p>
          </table:table-cell>
          <table:table-cell table:number-columns-repeated="1019"/>
        </table:table-row>
        <table:table-row table:style-name="ro6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roofing specialist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6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roofing specialist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5.4" calcext:value-type="float">
            <text:p>55.4</text:p>
          </table:table-cell>
          <table:table-cell table:number-columns-repeated="1019"/>
        </table:table-row>
        <table:table-row table:style-name="ro6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roofing solution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4.3" calcext:value-type="float">
            <text:p>94.3</text:p>
          </table:table-cell>
          <table:table-cell table:number-columns-repeated="1019"/>
        </table:table-row>
        <table:table-row table:style-name="ro6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roofing service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9.4" calcext:value-type="float">
            <text:p>59.4</text:p>
          </table:table-cell>
          <table:table-cell table:number-columns-repeated="1019"/>
        </table:table-row>
        <table:table-row table:style-name="ro6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roofing services nsw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7.4" calcext:value-type="float">
            <text:p>37.4</text:p>
          </table:table-cell>
          <table:table-cell table:number-columns-repeated="1019"/>
        </table:table-row>
        <table:table-row table:style-name="ro6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roofing services near m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8.7" calcext:value-type="float">
            <text:p>68.7</text:p>
          </table:table-cell>
          <table:table-cell table:number-columns-repeated="1019"/>
        </table:table-row>
        <table:table-row table:style-name="ro6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roofing services in artarmon, nsw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.3" calcext:value-type="float">
            <text:p>10.3</text:p>
          </table:table-cell>
          <table:table-cell table:number-columns-repeated="1019"/>
        </table:table-row>
        <table:table-row table:style-name="ro6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roofing service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1" calcext:value-type="float">
            <text:p>261</text:p>
          </table:table-cell>
          <table:table-cell table:number-columns-repeated="1019"/>
        </table:table-row>
        <table:table-row table:style-name="ro6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roofing service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9"/>
        </table:table-row>
        <table:table-row table:style-name="ro6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roofing servi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2.5" calcext:value-type="float">
            <text:p>52.5</text:p>
          </table:table-cell>
          <table:table-cell table:number-columns-repeated="1019"/>
        </table:table-row>
        <table:table-row table:style-name="ro6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roofing ryd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19"/>
        </table:table-row>
        <table:table-row table:style-name="ro6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roofing ridg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6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roofing residential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6.7" calcext:value-type="float">
            <text:p>36.7</text:p>
          </table:table-cell>
          <table:table-cell table:number-columns-repeated="1019"/>
        </table:table-row>
        <table:table-row table:style-name="ro6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roofing replacement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6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roofing replacemen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.3" calcext:value-type="float">
            <text:p>37.3</text:p>
          </table:table-cell>
          <table:table-cell table:number-columns-repeated="1019"/>
        </table:table-row>
        <table:table-row table:style-name="ro6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roofing repair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58.1" calcext:value-type="float">
            <text:p>58.1</text:p>
          </table:table-cell>
          <table:table-cell table:number-columns-repeated="1019"/>
        </table:table-row>
        <table:table-row table:style-name="ro6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roofing repai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4.3" calcext:value-type="float">
            <text:p>64.3</text:p>
          </table:table-cell>
          <table:table-cell table:number-columns-repeated="1019"/>
        </table:table-row>
        <table:table-row table:style-name="ro6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roofing repair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2.5" calcext:value-type="float">
            <text:p>62.5</text:p>
          </table:table-cell>
          <table:table-cell table:number-columns-repeated="1019"/>
        </table:table-row>
        <table:table-row table:style-name="ro6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roofing repair compan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4" calcext:value-type="float">
            <text:p>124</text:p>
          </table:table-cell>
          <table:table-cell table:number-columns-repeated="1019"/>
        </table:table-row>
        <table:table-row table:style-name="ro6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roofing repair companies near m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.5" calcext:value-type="float">
            <text:p>37.5</text:p>
          </table:table-cell>
          <table:table-cell table:number-columns-repeated="1019"/>
        </table:table-row>
        <table:table-row table:style-name="ro6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roofing repair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2.1" calcext:value-type="float">
            <text:p>42.1</text:p>
          </table:table-cell>
          <table:table-cell table:number-columns-repeated="1019"/>
        </table:table-row>
        <table:table-row table:style-name="ro6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roofing or flooring expert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roofing nsw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5.2" calcext:value-type="float">
            <text:p>45.2</text:p>
          </table:table-cell>
          <table:table-cell table:number-columns-repeated="1019"/>
        </table:table-row>
        <table:table-row table:style-name="ro6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roofing north shor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7.4" calcext:value-type="float">
            <text:p>77.4</text:p>
          </table:table-cell>
          <table:table-cell table:number-columns-repeated="1019"/>
        </table:table-row>
        <table:table-row table:style-name="ro6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roofing north ryd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2.3" calcext:value-type="float">
            <text:p>12.3</text:p>
          </table:table-cell>
          <table:table-cell table:number-columns-repeated="1019"/>
        </table:table-row>
        <table:table-row table:style-name="ro6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roofing member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6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roofing meadowbank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roofing material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8.8" calcext:value-type="float">
            <text:p>68.8</text:p>
          </table:table-cell>
          <table:table-cell table:number-columns-repeated="1019"/>
        </table:table-row>
        <table:table-row table:style-name="ro6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roofing maintenance servi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.5" calcext:value-type="float">
            <text:p>38.5</text:p>
          </table:table-cell>
          <table:table-cell table:number-columns-repeated="1019"/>
        </table:table-row>
        <table:table-row table:style-name="ro6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roofing maintenance jobs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019"/>
        </table:table-row>
        <table:table-row table:style-name="ro6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roofing maintenanc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9"/>
        </table:table-row>
        <table:table-row table:style-name="ro6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roofing licence nsw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9"/>
        </table:table-row>
        <table:table-row table:style-name="ro6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roofing lead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5.7" calcext:value-type="float">
            <text:p>105.7</text:p>
          </table:table-cell>
          <table:table-cell table:number-columns-repeated="1019"/>
        </table:table-row>
        <table:table-row table:style-name="ro6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roofing jobs sydney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9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2:17:10.957822161</meta:creation-date>
    <dc:date>2018-08-01T17:16:52.351827832</dc:date>
    <meta:editing-duration>PT8M55S</meta:editing-duration>
    <meta:editing-cycles>2</meta:editing-cycles>
    <meta:generator>LibreOffice/5.4.5.1$Linux_X86_64 LibreOffice_project/40m0$Build-1</meta:generator>
    <meta:document-statistic meta:table-count="2" meta:cell-count="2824" meta:object-count="0"/>
  </office:meta>
</office:document-meta>
</file>